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Monospace1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51cm" fo:margin-left="0.032cm" fo:margin-right="0.018cm" table:align="margins" style:writing-mode="lr-tb"/>
    </style:style>
    <style:style style:name="Table1.A" style:family="table-column">
      <style:table-column-properties style:column-width="16.951cm" style:rel-column-width="65535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3a8f8d" officeooo:paragraph-rsid="0017beba" style:font-size-asian="10pt" style:font-weight-asian="bold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paragraph-rsid="0017beba" style:font-size-asian="10pt" style:font-weight-asian="bold"/>
    </style:style>
    <style:style style:name="P3" style:family="paragraph" style:parent-style-name="Footnote">
      <style:paragraph-properties fo:padding="0cm" fo:border="none" style:snap-to-layout-grid="false"/>
    </style:style>
    <style:style style:name="P4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5" style:family="paragraph" style:parent-style-name="Footnote">
      <style:paragraph-properties fo:text-align="end" style:justify-single-word="false" fo:padding="0cm" fo:border="none" style:snap-to-layout-gri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officeooo:paragraph-rsid="00100393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077726" officeooo:paragraph-rsid="002ec00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66a5d" officeooo:paragraph-rsid="002ec002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style:text-underline-style="none" fo:font-weight="normal" officeooo:rsid="00290aec" officeooo:paragraph-rsid="00290aec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style:text-underline-style="none" fo:font-weight="normal" officeooo:rsid="002f254e" officeooo:paragraph-rsid="002f254e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style:text-underline-style="none" fo:font-weight="normal" officeooo:rsid="002a9faa" officeooo:paragraph-rsid="002a9faa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style:text-underline-style="none" fo:font-weight="normal" officeooo:rsid="00362845" officeooo:paragraph-rsid="00362845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27ea97" officeooo:paragraph-rsid="0027ea97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2763db" officeooo:paragraph-rsid="00290aec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290aec" officeooo:paragraph-rsid="00290aec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normal" officeooo:rsid="00362845" officeooo:paragraph-rsid="00362845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6pt" style:text-underline-style="none" fo:font-weight="bold" officeooo:rsid="002763db" officeooo:paragraph-rsid="001d5c7b" style:font-size-asian="5.25pt" style:font-weight-asian="bold" style:font-size-complex="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text-underline-style="none" fo:font-weight="bold" officeooo:rsid="00290aec" officeooo:paragraph-rsid="00290aec" style:font-size-asian="5.25pt" style:font-weight-asian="bold" style:font-size-complex="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12d790" officeooo:paragraph-rsid="0036a4c5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0362845"/>
    </style:style>
    <style:style style:name="P25" style:family="paragraph" style:parent-style-name="Text_20_body">
      <style:paragraph-properties fo:text-align="justify" style:justify-single-word="false"/>
      <style:text-properties officeooo:paragraph-rsid="00367820"/>
    </style:style>
    <style:style style:name="P26" style:family="paragraph" style:parent-style-name="Text_20_body">
      <style:paragraph-properties fo:text-align="justify" style:justify-single-word="false"/>
      <style:text-properties officeooo:rsid="00367820" officeooo:paragraph-rsid="00367820"/>
    </style:style>
    <style:style style:name="P27" style:family="paragraph" style:parent-style-name="Text_20_body">
      <style:paragraph-properties fo:text-align="justify" style:justify-single-word="false"/>
      <style:text-properties fo:font-size="3pt" officeooo:rsid="00367820" officeooo:paragraph-rsid="00367820" style:font-size-asian="2.59999990463257pt" style:font-size-complex="3pt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style:text-underline-style="none" fo:font-weight="normal" officeooo:rsid="00290aec" officeooo:paragraph-rsid="00290aec" style:font-weight-asian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6pt" style:text-underline-style="none" fo:font-weight="bold" officeooo:rsid="002763db" officeooo:paragraph-rsid="00290aec" style:font-size-asian="5.25pt" style:font-weight-asian="bold" style:font-size-complex="6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fo:color="#000000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4" style:family="text">
      <style:text-properties style:text-position="super 58%" fo:font-size="10pt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font-size="10pt" fo:font-weight="bold" officeooo:rsid="00100393" style:font-size-asian="10pt" style:font-weight-asian="bold" style:font-name-complex="Arial" style:font-size-complex="10pt" style:font-weight-complex="bold"/>
    </style:style>
    <style:style style:name="T7" style:family="text">
      <style:text-properties fo:font-size="10pt" fo:font-weight="bold" officeooo:rsid="0019232e" style:font-size-asian="10pt" style:font-weight-asian="bold" style:font-name-complex="Arial" style:font-size-complex="10pt" style:font-weight-complex="bold"/>
    </style:style>
    <style:style style:name="T8" style:family="text">
      <style:text-properties fo:font-weight="normal" officeooo:rsid="00166a5d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c8583" style:font-style-asian="italic" style:font-style-complex="italic"/>
    </style:style>
    <style:style style:name="T11" style:family="text">
      <style:text-properties fo:font-size="11.5pt" style:font-size-asian="11.5pt" style:font-size-complex="11.5pt"/>
    </style:style>
    <style:style style:name="T12" style:family="text">
      <style:text-properties fo:font-size="11.5pt" officeooo:rsid="002c9027" style:font-size-asian="11.5pt" style:font-size-complex="11.5pt"/>
    </style:style>
    <style:style style:name="T13" style:family="text">
      <style:text-properties fo:font-size="11.5pt" officeooo:rsid="003c517d" style:font-size-asian="11.5pt" style:font-size-complex="11.5pt"/>
    </style:style>
    <style:style style:name="T14" style:family="text">
      <style:text-properties fo:font-size="11.5pt" fo:font-style="italic" style:font-size-asian="11.5pt" style:font-style-asian="italic" style:font-size-complex="11.5pt" style:font-style-complex="italic"/>
    </style:style>
    <style:style style:name="T15" style:family="text">
      <style:text-properties officeooo:rsid="002ec002"/>
    </style:style>
    <style:style style:name="T16" style:family="text">
      <style:text-properties officeooo:rsid="002f254e"/>
    </style:style>
    <style:style style:name="T17" style:family="text">
      <style:text-properties officeooo:rsid="00358b32"/>
    </style:style>
    <style:style style:name="T1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9" style:family="text">
      <style:text-properties style:font-name="Arial" style:text-underline-style="none" fo:font-weight="normal" style:font-weight-asian="normal" style:font-weight-complex="normal"/>
    </style:style>
    <style:style style:name="T20" style:family="text">
      <style:text-properties style:font-name="Arial" style:text-underline-style="none" fo:font-weight="normal" officeooo:rsid="00362845" style:font-weight-asian="normal" style:font-weight-complex="normal"/>
    </style:style>
    <style:style style:name="T21" style:family="text">
      <style:text-properties style:font-name="Arial" style:text-underline-style="none" fo:font-weight="normal" officeooo:rsid="003c517d" style:font-weight-asian="normal" style:font-weight-complex="normal"/>
    </style:style>
    <style:style style:name="T22" style:family="text">
      <style:text-properties style:font-name="Arial" fo:font-size="12pt" fo:font-weight="bold" officeooo:rsid="002348f0" style:font-size-asian="12pt" style:font-weight-asian="bold" style:font-size-complex="12pt" style:font-weight-complex="bold"/>
    </style:style>
    <style:style style:name="T23" style:family="text">
      <style:text-properties style:use-window-font-color="true" style:font-name="Arial" fo:font-size="10pt" style:text-underline-style="none" fo:font-weight="normal" officeooo:rsid="00362845" style:font-size-asian="10pt" style:font-weight-asian="normal" style:font-weight-complex="normal"/>
    </style:style>
    <style:style style:name="T24" style:family="text">
      <style:text-properties fo:color="#0000ff" style:font-name="Monospace" fo:font-size="10pt" style:text-underline-style="none" fo:font-weight="bold" style:font-size-asian="10pt" style:font-weight-asian="bold" style:font-weight-complex="bold"/>
    </style:style>
    <style:style style:name="T25" style:family="text">
      <style:text-properties fo:color="#0000ff" style:font-name="Monospace" fo:font-size="10pt" style:text-underline-style="none" fo:font-weight="bold" officeooo:rsid="00362845" style:font-size-asian="10pt" style:font-weight-asian="bold" style:font-weight-complex="bold"/>
    </style:style>
    <style:style style:name="T26" style:family="text">
      <style:text-properties fo:color="#0000ff" style:font-name="Monospace1" fo:font-size="10pt" style:text-underline-style="none" fo:font-weight="bold" officeooo:rsid="00362845" style:font-size-asian="10pt" style:font-weight-asian="bold" style:font-size-complex="10pt" style:font-weight-complex="bold"/>
    </style:style>
    <style:style style:name="T27" style:family="text">
      <style:text-properties fo:color="#0000ff" style:font-name="Monospace1" fo:font-size="10pt" style:text-underline-style="none" fo:font-weight="bold" officeooo:rsid="00367820" style:font-size-asian="10pt" style:font-weight-asian="bold" style:font-size-complex="10pt" style:font-weight-complex="bold"/>
    </style:style>
    <style:style style:name="T28" style:family="text">
      <style:text-properties officeooo:rsid="003858fe"/>
    </style:style>
    <style:style style:name="T29" style:family="text">
      <style:text-properties officeooo:rsid="003c517d"/>
    </style:style>
    <style:style style:name="T30" style:family="text">
      <style:text-properties officeooo:rsid="003f975d"/>
    </style:style>
    <style:style style:name="T3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5">Mòdul </text:span><text:span text:style-name="T3">6 – Accés a dades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6">2</text:span><text:span text:style-name="T4">n <text:s text:c="2"/></text:span><text:span text:style-name="T5">CFGS Desenvolupament d'Aplicacions Multiplataforma </text:span><text:span text:style-name="T7">(DAM)</text:span></text:p>
          </table:table-cell>
        </table:table-row>
      </table:table>
      <text:p text:style-name="P8"/>
      <text:p text:style-name="P23">UF1 – Persistència en fitxers. </text:p>
      <text:p text:style-name="P21"/>
      <text:p text:style-name="P18">Serialització <text:span text:style-name="T28">d'objectes</text:span></text:p>
      <text:p text:style-name="P13">Consisteix en aconseguir persistència d'objectes escrivint-los a memòria secundària en algun format susceptible de ser recuperat per un procés invers (de càrrega dels objectes a memòria)</text:p>
      <text:p text:style-name="P11"><text:a xlink:type="simple" xlink:href="http://www.tutorialspoint.com/java/java_serialization.htm" text:style-name="Internet_20_link" text:visited-style-name="Visited_20_Internet_20_Link"><text:span text:style-name="T8">http://www.tutorialspoint.com/java/java_serialization.htm</text:span></text:a></text:p>
      <text:p text:style-name="P12"/>
      <text:p text:style-name="P13">El format dels fitxers receptors dels objectes pot ser divers: </text:p>
      <text:p text:style-name="P28">.<text:span text:style-name="T17">ser </text:span><text:span text:style-name="T30">o .dat</text:span><text:tab/>objecte copiat com a array de bytes (OutputStream(objecte))</text:p>
      <text:p text:style-name="P28">.xml<text:tab/>format estàndard W3C</text:p>
      <text:p text:style-name="P28">.json<text:tab/><text:span text:style-name="T11">com </text:span><text:span text:style-name="T13">ja sabeu</text:span><text:span text:style-name="T11">, format més </text:span><text:span text:style-name="T12">eficaç (més velocitat i menys espai)</text:span><text:span text:style-name="T11"> que .xml (“</text:span><text:span text:style-name="T14">fat free</text:span><text:span text:style-name="T11">” xml)</text:span></text:p>
      <text:p text:style-name="P29"/>
      <text:p text:style-name="P29"/>
      <text:p text:style-name="P29"/>
      <text:p text:style-name="P29"/>
      <text:p text:style-name="P17">Marshalling vs Serialization</text:p>
      <text:p text:style-name="P13">Molts articles sobre serialització parlen de “<text:span text:style-name="T9">marshalling</text:span>”. Tot i que <text:span text:style-name="T15">habitualment</text:span> es consideren sinònims, <text:span text:style-name="T16">segons l'especificació de java no ho són exactament:</text:span></text:p>
      <text:p text:style-name="P14"><text:a xlink:type="simple" xlink:href="http://en.wikipedia.org/wiki/Marshalling_%28computer_science%29" text:style-name="Internet_20_link" text:visited-style-name="Visited_20_Internet_20_Link">http://en.wikipedia.org/wiki/Marshalling_%28computer_science%29</text:a></text:p>
      <text:p text:style-name="P22"/>
      <text:p text:style-name="P22"/>
      <text:p text:style-name="P19">Restauració d'objectes persistents</text:p>
      <text:p text:style-name="P15">Els processos inversos, de lectura, de càrrega des dels fitxers a memòria dels objectes “serialitzats” s'anomenen de “des<text:span text:style-name="T29">s</text:span>erialització” (<text:span text:style-name="T10">des</text:span><text:span text:style-name="T9">erialization</text:span> o <text:span text:style-name="T9">unmarshalling</text:span>)</text:p>
      <text:p text:style-name="P20"/>
      <text:p text:style-name="P20">Control de versions</text:p>
      <text:p text:style-name="P16">Per a serialitzar objectes a fitxers binaris cal que la classe sigui serialitzable (la declaració ha d'incloure “implements Serializable”)</text:p>
      <text:p text:style-name="P24"><text:span text:style-name="T20">Quan serialitzem objectes podem utiltizar la propietat </text:span><text:span text:style-name="T18">serialVersionUID </text:span><text:span text:style-name="T20">per a controlar-ne la versió:</text:span></text:p>
      <text:p text:style-name="P24"><text:span text:style-name="T20">Li podem assignar un valor automàtic (generat) com ara </text:span><text:span text:style-name="T25">-6093846352535546454L </text:span><text:span text:style-name="T20">o bé un valor consecutiu (a partir de </text:span><text:span text:style-name="T26">1L</text:span><text:span text:style-name="T20">, per exemple)</text:span></text:p>
      <text:p text:style-name="P25"><text:span text:style-name="T20">Si modifiquem la classe canviant-ne les propietats de tal manera que la nova versió no sigui compatible amb l'anterior, li </text:span><text:span text:style-name="T21">canviarem</text:span><text:span text:style-name="T20"> el valor de la variable (a </text:span><text:span text:style-name="T27">2</text:span><text:span text:style-name="T26">L</text:span><text:span text:style-name="T20">, per exemple). D'aquesta manera quan intentem desserialitzar un objecte antic (incompatible amb la nova versió) es dispararà automàticament una excepció </text:span><text:span text:style-name="T24">InvalidClassException</text:span><text:span text:style-name="T23">)</text:span></text:p>
      <text:p text:style-name="P27"/>
      <text:p text:style-name="P26"><text:span text:style-name="T20">Q</text:span><text:span text:style-name="T19">uan utititzem fitxers XML o JSON tenim més control per a <text:s/>carregar només parcialment classes modificades (ignorar propietats inexistents a la nova classe, transformar el valor llegit abans d'assignar-lo a la propietat modificada en la nova classe, etc.)</text:span><text:span text:style-name="T2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Monospace1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20104" number:language="es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995cm" table:align="left" style:writing-mode="lr-tb"/>
    </style:style>
    <style:style style:name="Table2.A" style:family="table-column">
      <style:table-column-properties style:column-width="9.403cm"/>
    </style:style>
    <style:style style:name="Table2.B" style:family="table-column">
      <style:table-column-properties style:column-width="7.592cm"/>
    </style:style>
    <style:style style:name="Table2.1" style:family="table-row">
      <style:table-row-properties style:min-row-height="1.482cm" fo:keep-together="auto"/>
    </style:style>
    <style:style style:name="Table2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3a8f8d" officeooo:paragraph-rsid="0017beba" style:font-size-asian="10pt" style:font-weight-asian="bold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paragraph-rsid="0017beba" style:font-size-asian="10pt" style:font-weight-asian="bold"/>
    </style:style>
    <style:style style:name="MP3" style:family="paragraph" style:parent-style-name="Footnote">
      <style:paragraph-properties fo:padding="0cm" fo:border="none" style:snap-to-layout-grid="false"/>
    </style:style>
    <style:style style:name="MP4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018cm" fo:margin-bottom="0.5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12cm" fo:margin-left="0cm" fo:margin-right="0cm" fo:margin-bottom="0.499cm"/>
      </style:header-style>
      <style:footer-style>
        <style:header-footer-properties svg:height="2.337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MP1"><draw:frame draw:style-name="Mfr1" draw:name="Imagen 55" text:anchor-type="char" svg:x="-0.358cm" svg:y="-0.984cm" svg:width="6.72cm" svg:height="1.131cm" draw:z-index="0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1"><draw:image xlink:href="Pictures/10000201000001B7000000712E6E989A7C7C6CD9.png" xlink:type="simple" xlink:show="embed" xlink:actuate="onLoad" loext:mime-type="image/png"/></draw:frame></text:p>
        <text:p text:style-name="MP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3"><text:span text:style-name="MT1">Nom arxiu: </text:span><text:span text:style-name="MT1"><text:file-name text:display="name-and-extension">ED2DAM_ACT_2223_M6_UF1_Serialitzacio.odt</text:file-name></text:span></text:p>
              <text:p text:style-name="MP4">Elaborat: <text:s/>Departament Informàtica</text:p>
            </table:table-cell>
            <table:table-cell table:style-name="Table2.A1" office:value-type="string">
              <text:p text:style-name="MP5"><text:span text:style-name="MT1">Data: </text:span><text:span text:style-name="MT2"><text:date style:data-style-name="N34" text:date-value="2022-11-14T18:31:19.785248148">novembre</text:date></text:span><text:span text:style-name="MT1"><text:s/></text:span><text:span text:style-name="MT1"><text:date style:data-style-name="N104" text:date-value="2022-11-14T18:31:19.785425425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7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1T19:19:55.23</meta:creation-date>
    <dc:date>2022-11-14T18:31:19.733284472</dc:date>
    <meta:editing-duration>PT14H24M43S</meta:editing-duration>
    <meta:editing-cycles>60</meta:editing-cycles>
    <meta:generator>LibreOffice/6.4.7.2$Linux_X86_64 LibreOffice_project/40$Build-2</meta:generator>
    <meta:document-statistic meta:table-count="2" meta:image-count="2" meta:object-count="0" meta:page-count="1" meta:paragraph-count="26" meta:word-count="300" meta:character-count="2237" meta:non-whitespace-character-count="1954"/>
  </office:meta>
</office:document-meta>
</file>